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Arial1" svg:font-family="Arial, sans-serif"/>
    <style:font-face style:name="Lohit Devanagari1" svg:font-family="'Lohit Devanagari'"/>
    <style:font-face style:name="apple-system1" svg:font-family="apple-system, B"/>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50%" fo:text-align="justify" style:justify-single-word="false"/>
    </style:style>
    <style:style style:name="P2" style:family="paragraph" style:parent-style-name="Standard">
      <style:paragraph-properties fo:margin-top="0.101cm" fo:margin-bottom="0.101cm" loext:contextual-spacing="false" fo:line-height="150%" fo:text-align="justify" style:justify-single-word="false"/>
      <style:text-properties fo:font-weight="bold" style:font-weight-asian="bold" style:font-weight-complex="bold"/>
    </style:style>
    <style:style style:name="P3" style:family="paragraph" style:parent-style-name="Standard">
      <style:paragraph-properties fo:margin-top="0.101cm" fo:margin-bottom="0.101cm" loext:contextual-spacing="false" fo:line-height="150%" fo:text-align="justify" style:justify-single-word="false"/>
      <style:text-properties fo:font-variant="normal" fo:text-transform="none" fo:color="#24292e" style:font-name="apple-system" fo:font-size="12pt" fo:letter-spacing="normal" fo:font-style="normal" fo:font-weight="normal" style:font-weight-asian="normal" style:font-weight-complex="normal"/>
    </style:style>
    <style:style style:name="P4" style:family="paragraph" style:parent-style-name="Standard">
      <style:paragraph-properties fo:margin-top="0.101cm" fo:margin-bottom="0.101cm" loext:contextual-spacing="false" fo:line-height="150%" fo:text-align="justify" style:justify-single-word="false"/>
      <style:text-properties fo:font-variant="normal" fo:text-transform="none" fo:color="#24292e" style:font-name="apple-system" fo:font-size="12pt" fo:letter-spacing="normal" fo:font-style="normal" fo:font-weight="bold" style:font-weight-asian="bold" style:font-weight-complex="bold"/>
    </style:style>
    <style:style style:name="P5" style:family="paragraph" style:parent-style-name="Standard">
      <style:paragraph-properties fo:margin-top="0.101cm" fo:margin-bottom="0.101cm" loext:contextual-spacing="false" fo:line-height="150%" fo:text-align="justify" style:justify-single-word="false"/>
      <style:text-properties style:font-name="apple-system1"/>
    </style:style>
    <style:style style:name="T1" style:family="text">
      <style:text-properties officeooo:rsid="0004e3be"/>
    </style:style>
    <style:style style:name="T2" style:family="text">
      <style:text-properties officeooo:rsid="0007ff89"/>
    </style:style>
    <style:style style:name="T3" style:family="text">
      <style:text-properties fo:font-weight="bold" style:font-weight-asian="bold" style:font-weight-complex="bold"/>
    </style:style>
    <style:style style:name="T4" style:family="text">
      <style:text-properties style:font-name="apple-system1"/>
    </style:style>
    <style:style style:name="T5" style:family="text">
      <style:text-properties style:font-name="apple-system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1">¿q</text:span>ue es un shell ?</text:p>
      <text:p text:style-name="P2"/>
      <text:p text:style-name="P5">En informática, el término Shell se emplea para referirse a aquellos programas que proveen una interfaz de usuario para acceder a los servicios del sistema operativo. Estos pueden ser gráficos o de texto simple, dependiendo del tipo de interfaz que empleen. Los Shell están diseñados para facilitar la forma en que se invocan o ejecutan los distintos programas disponibles en el computador.</text:p>
      <text:p text:style-name="P5"><text:s text:c="4"/>Es una interface con nuestro sistema operativo. Gracias a él podremos dar las órdenes y mandatos necesarios para que nuestro sistema informático realice las tareas que necesitamos. No debemos confundir al intérprete de comandos con el sistema operativo. Este es solo un programa que hará de mediador entre nosotros y el Kernel del sistema. El Shell puede ser tanto gráfico (Ej. La interface X-Window), como de texto (Ej. El bash).</text:p>
      <text:p text:style-name="P5">Shell: Es un programa que brinda una interfaz al usuario, la cual permite la comunicación del usuario con el sistema operativo, esto mediante una ventana o pantalla la cual permite al usuario dar órdenes al sistema operativo. En otras palabras podemos decir que el Shell es un programa que funciona de intermediario entre un operador y el sistema operativo.</text:p>
      <text:p text:style-name="P1"/>
      <text:p text:style-name="P2">Tipos de shell</text:p>
      <text:p text:style-name="P1"><text:s text:c="3"/><text:span text:style-name="T5"><text:s/>Bash:</text:span><text:span text:style-name="T4"> Esta Shell, es la que usamos normalmente en sistemas GNU/Linux, su nombre se debe a que esta fue una derivación de SH que fue una de las primeras <text:s/>Shell que nacieron.</text:span></text:p>
      <text:p text:style-name="P5"><text:s/><text:span text:style-name="T3"><text:s text:c="2"/>SH:</text:span> Esta Shell venia por defecto en unix version 7, fue escrita por Stephen Bourne, sin embargo, <text:s/>SH todavía es muy popular en sistemas unix</text:p>
      <text:p text:style-name="P5"><text:span text:style-name="T3"><text:s/>KSH</text:span>: Una Shell compatible con sh, incluso esta trae algunas implementaciones del intérprete de comandos de C, tiene varias ventajas, soporta arreglos asociativos y aritmética de punto flotante integrada al igual que posee <text:s/>funciones avanzadas para manejar archivos de comandos.</text:p>
      <text:p text:style-name="P5"/>
      <text:p text:style-name="P1"><text:soft-page-break/></text:p>
      <text:p text:style-name="P4"><text:span text:style-name="T2">¿</text:span>que es un Bash Shell? </text:p>
      <text:p text:style-name="P3">Bash es un intérprete de comandos que ejecuta, una por una, las instrucciones introducidas por el usuario o contenidas en un script y devuelve los resultados. En otras palabras, actúa como interfaz entre el kernel Linux y los usuarios o programas del modo texto. Además, incorpora numerosas utilidades de programación y mejoras sobre sh, su shell predecesora. Debido a que es una herramienta desarrollada por GNU, suele ser utilizada por defecto en las distros actuales.</text:p>
      <text:p text:style-name="P3"/>
      <text:p text:style-name="P3">Bash es un intérprete de comandos que ejecuta, una por una, las instrucciones introducidas por el usuario o contenidas en un script y devuelve los resultados. En otras palabras, actúa como interfaz entre el kernel Linux y los usuarios o programas del modo texto. Además, incorpora numerosas utilidades de programación y mejoras sobre sh, su shell predecesora. Debido a que es una herramienta desarrollada por GNU, suele ser utilizada por defecto en las distros actual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Arial1" svg:font-family="Arial, sans-serif"/>
    <style:font-face style:name="Lohit Devanagari1" svg:font-family="'Lohit Devanagari'"/>
    <style:font-face style:name="apple-system1" svg:font-family="apple-system, B"/>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7:39:15.041267543</meta:creation-date>
    <dc:date>2019-02-14T20:54:21.500995124</dc:date>
    <meta:editing-duration>PT14M5S</meta:editing-duration>
    <meta:editing-cycles>1</meta:editing-cycles>
    <meta:document-statistic meta:table-count="0" meta:image-count="0" meta:object-count="0" meta:page-count="2" meta:paragraph-count="11" meta:word-count="451" meta:character-count="2773" meta:non-whitespace-character-count="2317"/>
    <meta:generator>LibreOffice/6.0.7.3$Linux_X86_64 LibreOffice_project/00m0$Build-3</meta:generator>
  </office:meta>
</office:document-meta>
</file>